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ed0" officeooo:paragraph-rsid="00102ed0"/>
    </style:style>
    <style:style style:name="P2" style:family="paragraph" style:parent-style-name="Standard">
      <style:text-properties officeooo:rsid="00119ef3" officeooo:paragraph-rsid="00119ef3"/>
    </style:style>
    <style:style style:name="P3" style:family="paragraph" style:parent-style-name="Standard">
      <style:text-properties officeooo:rsid="001252fd" officeooo:paragraph-rsid="001252fd"/>
    </style:style>
    <style:style style:name="P4" style:family="paragraph" style:parent-style-name="Standard">
      <style:text-properties officeooo:rsid="00144010" officeooo:paragraph-rsid="00144010"/>
    </style:style>
    <style:style style:name="P5" style:family="paragraph" style:parent-style-name="Standard">
      <style:text-properties officeooo:rsid="001792b5" officeooo:paragraph-rsid="001792b5"/>
    </style:style>
    <style:style style:name="P6" style:family="paragraph" style:parent-style-name="Standard">
      <style:text-properties officeooo:rsid="0017ecf0" officeooo:paragraph-rsid="0017ecf0"/>
    </style:style>
    <style:style style:name="P7" style:family="paragraph" style:parent-style-name="Standard">
      <style:text-properties officeooo:rsid="0018be28" officeooo:paragraph-rsid="0018be28"/>
    </style:style>
    <style:style style:name="P8" style:family="paragraph" style:parent-style-name="Standard">
      <style:text-properties officeooo:rsid="0019f2a6" officeooo:paragraph-rsid="0019f2a6"/>
    </style:style>
    <style:style style:name="P9" style:family="paragraph" style:parent-style-name="Standard">
      <style:text-properties officeooo:rsid="001bafc2" officeooo:paragraph-rsid="001bafc2"/>
    </style:style>
    <style:style style:name="P10" style:family="paragraph" style:parent-style-name="Standard">
      <style:text-properties officeooo:rsid="001c4c32" officeooo:paragraph-rsid="001c4c32"/>
    </style:style>
    <style:style style:name="P11" style:family="paragraph" style:parent-style-name="Standard">
      <style:text-properties officeooo:rsid="001cecf6" officeooo:paragraph-rsid="001cecf6"/>
    </style:style>
    <style:style style:name="P12" style:family="paragraph" style:parent-style-name="Standard">
      <style:text-properties officeooo:rsid="001eacae" officeooo:paragraph-rsid="001eacae"/>
    </style:style>
    <style:style style:name="P13" style:family="paragraph" style:parent-style-name="Standard">
      <style:text-properties officeooo:rsid="001f2862" officeooo:paragraph-rsid="001f2862"/>
    </style:style>
    <style:style style:name="P14" style:family="paragraph" style:parent-style-name="Standard">
      <style:text-properties officeooo:rsid="001f629c" officeooo:paragraph-rsid="001f629c"/>
    </style:style>
    <style:style style:name="P15" style:family="paragraph" style:parent-style-name="Standard">
      <style:text-properties officeooo:rsid="00215820" officeooo:paragraph-rsid="00215820"/>
    </style:style>
    <style:style style:name="P16" style:family="paragraph" style:parent-style-name="Standard">
      <style:text-properties officeooo:rsid="00215820" officeooo:paragraph-rsid="00215820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17e42" officeooo:paragraph-rsid="00217e4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17e42" officeooo:paragraph-rsid="00217e42" style:font-weight-asian="bold" style:font-weight-complex="bold"/>
    </style:style>
    <style:style style:name="T1" style:family="text">
      <style:text-properties officeooo:rsid="001252fd"/>
    </style:style>
    <style:style style:name="T2" style:family="text">
      <style:text-properties officeooo:rsid="001792b5"/>
    </style:style>
    <style:style style:name="T3" style:family="text">
      <style:text-properties officeooo:rsid="00183306"/>
    </style:style>
    <style:style style:name="T4" style:family="text">
      <style:text-properties officeooo:rsid="001bafc2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def struct {</text:p>
      <text:p text:style-name="P1"><text:tab/>int num_elem;</text:p>
      <text:p text:style-name="P1"><text:tab/>float seq[1000]M</text:p>
      <text:p text:style-name="P1">} listaFloat;</text:p>
      <text:p text:style-name="P1"/>
      <text:p text:style-name="P1">listaFloat l<text:span text:style-name="T1">ista</text:span>;</text:p>
      <text:p text:style-name="P1"/>
      <text:p text:style-name="P1">[<text:tab/>] num_elem</text:p>
      <text:p text:style-name="P1"><text:span text:style-name="T1">[</text:span><text:tab/><text:span text:style-name="T1">]</text:span></text:p>
      <text:p text:style-name="P1">|<text:tab/>| seq<text:tab/><text:tab/><text:tab/>&lt;-- l<text:span text:style-name="T1">ista</text:span></text:p>
      <text:p text:style-name="P1">|<text:tab/>|</text:p>
      <text:p text:style-name="P1">[<text:tab/>]</text:p>
      <text:p text:style-name="P1"/>
      <text:p text:style-name="P1">float nuovo;</text:p>
      <text:p text:style-name="P1">int i = 0<text:span text:style-name="T1">, j = 0</text:span>;</text:p>
      <text:p text:style-name="P1"/>
      <text:p text:style-name="P2">while ((i &lt; num_elem) &amp;&amp; (nuovo &gt; l<text:span text:style-name="T2">ista</text:span>.seq[i])</text:p>
      <text:p text:style-name="P2"><text:tab/>i++;</text:p>
      <text:p text:style-name="P3"/>
      <text:p text:style-name="P4">j = l<text:span text:style-name="T2">ista</text:span>.num_elem;</text:p>
      <text:p text:style-name="P4"/>
      <text:p text:style-name="P5">while (j &gt; i)</text:p>
      <text:p text:style-name="P5"/>
      <text:p text:style-name="P5">{</text:p>
      <text:p text:style-name="P5"><text:tab/>lista.seq[j] = lista.seq[j-i];</text:p>
      <text:p text:style-name="P5"><text:tab/>j--;</text:p>
      <text:p text:style-name="P5">}</text:p>
      <text:p text:style-name="P5"/>
      <text:p text:style-name="P5">lista.seq[i] = nuovo;</text:p>
      <text:p text:style-name="P5">lista.num_elem++;</text:p>
      <text:p text:style-name="P5">lista.num_elem--<text:span text:style-name="T3">;</text:span><text:tab/>// Cancellazione ultimo elemento</text:p>
      <text:p text:style-name="P5"/>
      <text:p text:style-name="P6">Costruttore puntatore</text:p>
      <text:p text:style-name="P6"/>
      <text:p text:style-name="P6">[<text:tab/>] alpha</text:p>
      <text:p text:style-name="P6">[<text:tab/>] x</text:p>
      <text:p text:style-name="P6">[<text:tab/>] n</text:p>
      <text:p text:style-name="P6">[<text:tab/>] i<text:tab/>&lt;-- <text:tab/>[<text:tab/>] p</text:p>
      <text:p text:style-name="P6"/>
      <text:p text:style-name="P6">typedef int *puntatore;</text:p>
      <text:p text:style-name="P6">puntatore p, q;<text:tab/><text:tab/>// indica il valore della variabile puntata da p (il cui indirizzo è in p)</text:p>
      <text:p text:style-name="P6">*p = 14 <text:tab/>// i diventa 14</text:p>
      <text:p text:style-name="P6">alpha = *q</text:p>
      <text:p text:style-name="P6"/>
      <text:p text:style-name="P7">indirizzo &amp;</text:p>
      <text:p text:style-name="P7"/>
      <text:p text:style-name="P7">p = &amp;n;</text:p>
      <text:p text:style-name="P7">q = &amp;i;</text:p>
      <text:p text:style-name="P7">*p vale 12, *(&amp;n) non si può fare, *p sì, &amp;(*q) sì;</text:p>
      <text:p text:style-name="P8"><text:soft-page-break/>Esistono i doppi puntatori:</text:p>
      <text:p text:style-name="P8"/>
      <text:p text:style-name="P8">y [<text:tab/>] &lt;--&gt; [p] &lt;--&gt; [pp]</text:p>
      <text:p text:style-name="P8">x [<text:tab/>] &lt;--&gt; [q] &lt;--&gt; [qq]</text:p>
      <text:p text:style-name="P8"/>
      <text:p text:style-name="P8">typedef puntatore *doppiopuntatore</text:p>
      <text:p text:style-name="P8">doppiopuntatore pp, qq;<text:span text:style-name="T4"><text:tab/>// int **doppioptr;</text:span></text:p>
      <text:p text:style-name="P8">int x, y;</text:p>
      <text:p text:style-name="P8">p = &amp;y;</text:p>
      <text:p text:style-name="P8">pp = &amp;p;</text:p>
      <text:p text:style-name="P8">q = &amp;x;</text:p>
      <text:p text:style-name="P8">qq = &amp;q;</text:p>
      <text:p text:style-name="P8">*p = 15;</text:p>
      <text:p text:style-name="P8">**qq = 12;<text:tab/>// x = 12;</text:p>
      <text:p text:style-name="P9">*pp = 1;</text:p>
      <text:p text:style-name="P9">*qq = &amp;y;</text:p>
      <text:p text:style-name="P9"/>
      <text:p text:style-name="P9">operazioni non corrette:</text:p>
      <text:p text:style-name="P9"/>
      <text:p text:style-name="P9">x = &amp;y; pp = p; *pp = *q;</text:p>
      <text:p text:style-name="P9"/>
      <text:p text:style-name="P9">typedef listafloat *punt;</text:p>
      <text:p text:style-name="P9">punt = pl;</text:p>
      <text:p text:style-name="P9">listafloat = l;</text:p>
      <text:p text:style-name="P9">pl = &amp;l;</text:p>
      <text:p text:style-name="P9">(*pl).num_elem--;</text:p>
      <text:p text:style-name="P9">pl -&gt; num_elem--;</text:p>
      <text:p text:style-name="P9"/>
      <text:p text:style-name="P10">p = NULL;<text:tab/>// nessun indirizzo</text:p>
      <text:p text:style-name="P10"/>
      <text:p text:style-name="P11">sizeof(float) occupazione di memoria di unn dato di tipo float</text:p>
      <text:p text:style-name="P11">sizeof( a[3] );</text:p>
      <text:p text:style-name="P11">sizeof(a);</text:p>
      <text:p text:style-name="P11"/>
      <text:p text:style-name="P11">Il nome di un array è una costante di tipo puntatore al tipo del singolo elemento dell'array che punta al primo elemento dell'array</text:p>
      <text:p text:style-name="P11"/>
      <text:p text:style-name="P12">Aritmetica tra puntatori</text:p>
      <text:p text:style-name="P12"/>
      <text:p text:style-name="P12">a <text:s/>&lt; == &gt; &amp;(a[0]);</text:p>
      <text:p text:style-name="P12"/>
      <text:p text:style-name="P12">float *p;</text:p>
      <text:p text:style-name="P12">int i;</text:p>
      <text:p text:style-name="P12">p * i = nuobo indirizzo pari a p + i * sizeof (float);</text:p>
      <text:p text:style-name="P12"/>
      <text:p text:style-name="P12"/>
      <text:p text:style-name="P12">float p[100]; // p punta al primo elemento di p</text:p>
      <text:p text:style-name="P12">p + i &lt; == &gt; &amp;(p[i])</text:p>
      <text:p text:style-name="P12">p + 1 &lt; == &gt; &amp;(p[1]);</text:p>
      <text:p text:style-name="P13"><text:soft-page-break/>puntmin - puntmax //??</text:p>
      <text:p text:style-name="P13">Quanti int ci starebbero tra i due indirizzi</text:p>
      <text:p text:style-name="P12"/>
      <text:p text:style-name="P12"/>
      <text:p text:style-name="P14">Compatibilità tra tipi</text:p>
      <text:p text:style-name="P14"/>
      <text:p text:style-name="P15">char --&gt; int --&gt; float --&gt; double</text:p>
      <text:p text:style-name="P14"/>
      <text:p text:style-name="P14">assegnamento:<text:tab/><text:tab/>variabile<text:tab/><text:tab/>valore espressione</text:p>
      <text:p text:style-name="P14"><text:tab/><text:tab/><text:tab/> <text:s text:c="2"/>N<text:tab/><text:tab/>=<text:tab/><text:tab/>3.14</text:p>
      <text:p text:style-name="P14"><text:tab/><text:tab/><text:tab/>_______<text:tab/><text:tab/>_______________</text:p>
      <text:p text:style-name="P14"><text:tab/><text:tab/><text:tab/>povero<text:tab/><text:tab/><text:tab/><text:tab/>ricco</text:p>
      <text:p text:style-name="P14">int n; float x;</text:p>
      <text:p text:style-name="P14"><text:tab/><text:tab/><text:tab/>x (ricco) <text:tab/>= <text:tab/>6 (povero)</text:p>
      <text:p text:style-name="P14"/>
      <text:p text:style-name="P14"/>
      <text:p text:style-name="P15">espressione: tutta l'espressione diventa come tipo di valore il tipo del dato più ricco.</text:p>
      <text:p text:style-name="P15"/>
      <text:p text:style-name="P15"/>
      <text:p text:style-name="P15"/>
      <text:p text:style-name="P17">PRIMA LEZIONE DI LABORATORIO</text:p>
      <text:p text:style-name="P18"><text:span text:style-name="T5"/></text:p>
      <text:p text:style-name="P18"><text:span text:style-name="T5"/></text:p>
      <text:p text:style-name="P18"><text:span text:style-name="T5">comandi: cd, ls, tab, tou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3" meta:paragraph-count="84" meta:word-count="389" meta:character-count="1871" meta:non-whitespace-character-count="1541"/>
  </office:meta>
</office:document-meta>
</file>